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e49" officeooo:paragraph-rsid="001c4e49"/>
    </style:style>
    <style:style style:name="P2" style:family="paragraph" style:parent-style-name="Standard">
      <style:text-properties officeooo:rsid="001c5a2a" officeooo:paragraph-rsid="001c5a2a"/>
    </style:style>
    <style:style style:name="P3" style:family="paragraph" style:parent-style-name="Standard">
      <style:text-properties officeooo:rsid="001d907c" officeooo:paragraph-rsid="001d907c"/>
    </style:style>
    <style:style style:name="P4" style:family="paragraph" style:parent-style-name="Standard">
      <style:text-properties officeooo:rsid="001dd634" officeooo:paragraph-rsid="001dd634"/>
    </style:style>
    <style:style style:name="P5" style:family="paragraph" style:parent-style-name="Standard">
      <style:text-properties fo:color="#ff0000" fo:font-weight="bold" officeooo:rsid="001dd634" officeooo:paragraph-rsid="001dd634" style:font-weight-asian="bold" style:font-weight-complex="bold"/>
    </style:style>
    <style:style style:name="P6" style:family="paragraph" style:parent-style-name="Standard">
      <style:text-properties fo:color="#000000" fo:font-weight="bold" officeooo:rsid="001dd634" officeooo:paragraph-rsid="001dd634" style:font-weight-asian="bold" style:font-weight-complex="bold"/>
    </style:style>
    <style:style style:name="P7" style:family="paragraph" style:parent-style-name="Standard">
      <style:text-properties fo:color="#000000" fo:font-weight="bold" officeooo:rsid="0033ba99" officeooo:paragraph-rsid="0033ba99" style:font-weight-asian="bold" style:font-weight-complex="bold"/>
    </style:style>
    <style:style style:name="P8" style:family="paragraph" style:parent-style-name="Standard">
      <style:text-properties fo:color="#000000" fo:font-weight="bold" officeooo:rsid="0035afa5" officeooo:paragraph-rsid="0035afa5" style:font-weight-asian="bold" style:font-weight-complex="bold"/>
    </style:style>
    <style:style style:name="P9" style:family="paragraph" style:parent-style-name="Standard">
      <style:text-properties fo:color="#000000" fo:font-weight="bold" officeooo:rsid="0036cb0f" officeooo:paragraph-rsid="0036cb0f" style:font-weight-asian="bold" style:font-weight-complex="bold"/>
    </style:style>
    <style:style style:name="P10" style:family="paragraph" style:parent-style-name="Standard">
      <style:text-properties fo:color="#000000" fo:font-weight="bold" officeooo:rsid="003b75ac" officeooo:paragraph-rsid="003b75ac" style:font-weight-asian="bold" style:font-weight-complex="bold"/>
    </style:style>
    <style:style style:name="P11" style:family="paragraph" style:parent-style-name="Standard">
      <style:text-properties fo:color="#000000" fo:font-weight="normal" officeooo:rsid="001dd634" officeooo:paragraph-rsid="001dd634" style:font-weight-asian="normal" style:font-weight-complex="normal"/>
    </style:style>
    <style:style style:name="P12" style:family="paragraph" style:parent-style-name="Standard">
      <style:text-properties fo:color="#000000" fo:font-weight="normal" officeooo:rsid="001ee7be" officeooo:paragraph-rsid="001ee7be" style:font-weight-asian="normal" style:font-weight-complex="normal"/>
    </style:style>
    <style:style style:name="P13" style:family="paragraph" style:parent-style-name="Standard">
      <style:text-properties fo:color="#000000" fo:font-weight="normal" officeooo:rsid="002021f6" officeooo:paragraph-rsid="002021f6" style:font-weight-asian="normal" style:font-weight-complex="normal"/>
    </style:style>
    <style:style style:name="P14" style:family="paragraph" style:parent-style-name="Standard">
      <style:text-properties fo:color="#000000" fo:font-weight="normal" officeooo:rsid="0022010b" officeooo:paragraph-rsid="0022010b" style:font-weight-asian="normal" style:font-weight-complex="normal"/>
    </style:style>
    <style:style style:name="P15" style:family="paragraph" style:parent-style-name="Standard">
      <style:text-properties fo:color="#000000" fo:font-weight="normal" officeooo:rsid="0023c536" officeooo:paragraph-rsid="0023c536" style:font-weight-asian="normal" style:font-weight-complex="normal"/>
    </style:style>
    <style:style style:name="P16" style:family="paragraph" style:parent-style-name="Standard">
      <style:text-properties fo:color="#000000" fo:font-weight="normal" officeooo:rsid="0026c7e6" officeooo:paragraph-rsid="0026c7e6" style:font-weight-asian="normal" style:font-weight-complex="normal"/>
    </style:style>
    <style:style style:name="P17" style:family="paragraph" style:parent-style-name="Standard">
      <style:text-properties fo:color="#000000" fo:font-weight="normal" officeooo:rsid="00291910" officeooo:paragraph-rsid="00291910" style:font-weight-asian="normal" style:font-weight-complex="normal"/>
    </style:style>
    <style:style style:name="P18" style:family="paragraph" style:parent-style-name="Standard">
      <style:text-properties fo:color="#000000" fo:font-weight="normal" officeooo:rsid="002a4391" officeooo:paragraph-rsid="002a4391" style:font-weight-asian="normal" style:font-weight-complex="normal"/>
    </style:style>
    <style:style style:name="P19" style:family="paragraph" style:parent-style-name="Standard">
      <style:text-properties fo:color="#000000" fo:font-weight="normal" officeooo:rsid="002b1da2" officeooo:paragraph-rsid="002b1da2" style:font-weight-asian="normal" style:font-weight-complex="normal"/>
    </style:style>
    <style:style style:name="P20" style:family="paragraph" style:parent-style-name="Standard">
      <style:text-properties fo:color="#000000" fo:font-weight="normal" officeooo:rsid="002c23d1" officeooo:paragraph-rsid="002c23d1" style:font-weight-asian="normal" style:font-weight-complex="normal"/>
    </style:style>
    <style:style style:name="P21" style:family="paragraph" style:parent-style-name="Standard">
      <style:text-properties fo:color="#000000" fo:font-weight="normal" officeooo:rsid="002da8fb" officeooo:paragraph-rsid="002da8fb" style:font-weight-asian="normal" style:font-weight-complex="normal"/>
    </style:style>
    <style:style style:name="P22" style:family="paragraph" style:parent-style-name="Standard">
      <style:text-properties fo:color="#000000" fo:font-weight="normal" officeooo:rsid="002f964b" officeooo:paragraph-rsid="002f964b" style:font-weight-asian="normal" style:font-weight-complex="normal"/>
    </style:style>
    <style:style style:name="P23" style:family="paragraph" style:parent-style-name="Standard">
      <style:text-properties fo:color="#000000" fo:font-weight="normal" officeooo:rsid="002fab17" officeooo:paragraph-rsid="002fab17" style:font-weight-asian="normal" style:font-weight-complex="normal"/>
    </style:style>
    <style:style style:name="P24" style:family="paragraph" style:parent-style-name="Standard">
      <style:text-properties fo:color="#000000" fo:font-weight="normal" officeooo:rsid="00316752" officeooo:paragraph-rsid="00316752" style:font-weight-asian="normal" style:font-weight-complex="normal"/>
    </style:style>
    <style:style style:name="P25" style:family="paragraph" style:parent-style-name="Standard">
      <style:text-properties fo:color="#000000" fo:font-weight="normal" officeooo:rsid="0031c043" officeooo:paragraph-rsid="0031c043" style:font-weight-asian="normal" style:font-weight-complex="normal"/>
    </style:style>
    <style:style style:name="P26" style:family="paragraph" style:parent-style-name="Standard">
      <style:text-properties fo:color="#000000" fo:font-weight="normal" officeooo:rsid="003219a2" officeooo:paragraph-rsid="003219a2" style:font-weight-asian="normal" style:font-weight-complex="normal"/>
    </style:style>
    <style:style style:name="P27" style:family="paragraph" style:parent-style-name="Standard">
      <style:text-properties fo:color="#000000" fo:font-weight="normal" officeooo:rsid="003367ae" officeooo:paragraph-rsid="003367ae" style:font-weight-asian="normal" style:font-weight-complex="normal"/>
    </style:style>
    <style:style style:name="P28" style:family="paragraph" style:parent-style-name="Standard">
      <style:text-properties fo:color="#000000" fo:font-weight="normal" officeooo:rsid="0036cb0f" officeooo:paragraph-rsid="0036cb0f" style:font-weight-asian="normal" style:font-weight-complex="normal"/>
    </style:style>
    <style:style style:name="P29" style:family="paragraph" style:parent-style-name="Standard">
      <style:text-properties fo:color="#000000" fo:font-weight="normal" officeooo:rsid="00375fdb" officeooo:paragraph-rsid="00375fdb" style:font-weight-asian="normal" style:font-weight-complex="normal"/>
    </style:style>
    <style:style style:name="P30" style:family="paragraph" style:parent-style-name="Standard">
      <style:text-properties fo:color="#000000" fo:font-weight="normal" officeooo:rsid="00386021" officeooo:paragraph-rsid="00386021" style:font-weight-asian="normal" style:font-weight-complex="normal"/>
    </style:style>
    <style:style style:name="P31" style:family="paragraph" style:parent-style-name="Standard">
      <style:text-properties fo:color="#000000" fo:font-weight="normal" officeooo:rsid="003a4577" officeooo:paragraph-rsid="003a4577" style:font-weight-asian="normal" style:font-weight-complex="normal"/>
    </style:style>
    <style:style style:name="P32" style:family="paragraph" style:parent-style-name="Standard">
      <style:text-properties fo:color="#000000" fo:font-weight="normal" officeooo:rsid="003b75ac" officeooo:paragraph-rsid="003b75ac" style:font-weight-asian="normal" style:font-weight-complex="normal"/>
    </style:style>
    <style:style style:name="P33" style:family="paragraph" style:parent-style-name="Standard">
      <style:text-properties fo:color="#000000" fo:font-weight="normal" officeooo:rsid="003d632f" officeooo:paragraph-rsid="003d632f" style:font-weight-asian="normal" style:font-weight-complex="normal"/>
    </style:style>
    <style:style style:name="P34" style:family="paragraph" style:parent-style-name="Standard">
      <style:text-properties fo:color="#000000" fo:font-weight="normal" officeooo:rsid="003d9146" officeooo:paragraph-rsid="003d9146" style:font-weight-asian="normal" style:font-weight-complex="normal"/>
    </style:style>
    <style:style style:name="P35" style:family="paragraph" style:parent-style-name="Standard">
      <style:text-properties fo:color="#000000" fo:font-weight="normal" officeooo:rsid="0040856e" officeooo:paragraph-rsid="0040856e" style:font-weight-asian="normal" style:font-weight-complex="normal"/>
    </style:style>
    <style:style style:name="P36" style:family="paragraph" style:parent-style-name="Standard">
      <style:text-properties fo:color="#000000" fo:font-weight="normal" officeooo:rsid="0040b05b" officeooo:paragraph-rsid="0040b05b" style:font-weight-asian="normal" style:font-weight-complex="normal"/>
    </style:style>
    <style:style style:name="P37" style:family="paragraph" style:parent-style-name="Standard">
      <style:text-properties fo:color="#000000" fo:font-weight="normal" officeooo:rsid="0041eb1d" officeooo:paragraph-rsid="0041eb1d" style:font-weight-asian="normal" style:font-weight-complex="normal"/>
    </style:style>
    <style:style style:name="P38" style:family="paragraph" style:parent-style-name="Standard">
      <style:text-properties fo:color="#000000" fo:font-weight="normal" officeooo:rsid="00435e3a" officeooo:paragraph-rsid="00435e3a" style:font-weight-asian="normal" style:font-weight-complex="normal"/>
    </style:style>
    <style:style style:name="P39" style:family="paragraph" style:parent-style-name="Standard">
      <style:text-properties fo:color="#000000" fo:font-weight="normal" officeooo:rsid="0044b229" officeooo:paragraph-rsid="0044b229" style:font-weight-asian="normal" style:font-weight-complex="normal"/>
    </style:style>
    <style:style style:name="P40" style:family="paragraph" style:parent-style-name="Standard">
      <style:text-properties fo:color="#000000" fo:font-weight="normal" officeooo:rsid="004622d2" officeooo:paragraph-rsid="004622d2" style:font-weight-asian="normal" style:font-weight-complex="normal"/>
    </style:style>
    <style:style style:name="P41" style:family="paragraph" style:parent-style-name="Standard">
      <style:text-properties fo:color="#000000" fo:font-weight="normal" officeooo:rsid="0046661f" officeooo:paragraph-rsid="0046661f" style:font-weight-asian="normal" style:font-weight-complex="normal"/>
    </style:style>
    <style:style style:name="P42" style:family="paragraph" style:parent-style-name="Standard">
      <style:text-properties fo:color="#000000" fo:font-weight="normal" officeooo:rsid="0046661f" officeooo:paragraph-rsid="004864cf" style:font-weight-asian="normal" style:font-weight-complex="normal"/>
    </style:style>
    <style:style style:name="P43" style:family="paragraph" style:parent-style-name="Standard">
      <style:text-properties fo:color="#000000" fo:font-weight="normal" officeooo:rsid="004864cf" officeooo:paragraph-rsid="004864cf" style:font-weight-asian="normal" style:font-weight-complex="normal"/>
    </style:style>
    <style:style style:name="P44" style:family="paragraph" style:parent-style-name="Standard">
      <style:text-properties fo:color="#000000" fo:font-weight="normal" officeooo:rsid="004a7f78" officeooo:paragraph-rsid="004a7f78" style:font-weight-asian="normal" style:font-weight-complex="normal"/>
    </style:style>
    <style:style style:name="P45" style:family="paragraph" style:parent-style-name="Standard">
      <style:text-properties fo:color="#000000" fo:font-weight="normal" officeooo:rsid="004b44c0" officeooo:paragraph-rsid="004b44c0" style:font-weight-asian="normal" style:font-weight-complex="normal"/>
    </style:style>
    <style:style style:name="P46" style:family="paragraph" style:parent-style-name="Standard">
      <style:text-properties fo:color="#000000" fo:font-weight="normal" officeooo:rsid="004b4b31" officeooo:paragraph-rsid="004b4b31" style:font-weight-asian="normal" style:font-weight-complex="normal"/>
    </style:style>
    <style:style style:name="P47" style:family="paragraph" style:parent-style-name="Standard">
      <style:text-properties fo:color="#000000" fo:font-weight="normal" officeooo:rsid="004eb8b3" officeooo:paragraph-rsid="004eb8b3" style:font-weight-asian="normal" style:font-weight-complex="normal"/>
    </style:style>
    <style:style style:name="P48" style:family="paragraph" style:parent-style-name="Standard">
      <style:text-properties officeooo:rsid="0036cb0f" officeooo:paragraph-rsid="0036cb0f"/>
    </style:style>
    <style:style style:name="P49" style:family="paragraph" style:parent-style-name="Standard">
      <style:text-properties fo:font-weight="normal" officeooo:rsid="001c5a2a" officeooo:paragraph-rsid="001c5a2a" style:font-weight-asian="normal" style:font-weight-complex="normal"/>
    </style:style>
    <style:style style:name="P50" style:family="paragraph" style:parent-style-name="Standard">
      <style:text-properties fo:font-weight="normal" officeooo:rsid="001d907c" officeooo:paragraph-rsid="001d907c" style:font-weight-asian="normal" style:font-weight-complex="normal"/>
    </style:style>
    <style:style style:name="P51" style:family="paragraph" style:parent-style-name="Standard">
      <style:text-properties fo:font-weight="normal" officeooo:rsid="001dd634" officeooo:paragraph-rsid="001dd634" style:font-weight-asian="normal" style:font-weight-complex="normal"/>
    </style:style>
    <style:style style:name="P52" style:family="paragraph" style:parent-style-name="Standard">
      <style:text-properties fo:color="#3faf46" fo:font-weight="normal" officeooo:rsid="002021f6" officeooo:paragraph-rsid="002021f6" style:font-weight-asian="normal" style:font-weight-complex="normal"/>
    </style:style>
    <style:style style:name="P53" style:family="paragraph" style:parent-style-name="Standard">
      <style:text-properties fo:color="#3465a4" fo:font-weight="normal" officeooo:rsid="0022010b" officeooo:paragraph-rsid="0022010b" style:font-weight-asian="normal" style:font-weight-complex="normal"/>
    </style:style>
    <style:style style:name="P54" style:family="paragraph" style:parent-style-name="Standard">
      <style:text-properties fo:color="#2a6099" fo:font-weight="normal" officeooo:rsid="003b75ac" officeooo:paragraph-rsid="003b75ac" style:font-weight-asian="normal" style:font-weight-complex="normal"/>
    </style:style>
    <style:style style:name="P55" style:family="paragraph" style:parent-style-name="Standard">
      <style:text-properties fo:color="#000000" fo:font-weight="bold" officeooo:rsid="004b4b31" officeooo:paragraph-rsid="004b4b31" style:font-weight-asian="bold" style:font-weight-complex="bold"/>
    </style:style>
    <style:style style:name="P56" style:family="paragraph" style:parent-style-name="Standard">
      <style:text-properties fo:color="#000000" fo:font-weight="bold" officeooo:rsid="004eb8b3" officeooo:paragraph-rsid="004eb8b3" style:font-weight-asian="bold" style:font-weight-complex="bold"/>
    </style:style>
    <style:style style:name="P57" style:family="paragraph" style:parent-style-name="Standard">
      <style:text-properties fo:color="#000000" fo:font-weight="normal" officeooo:rsid="004eb8b3" officeooo:paragraph-rsid="004eb8b3" style:font-weight-asian="normal" style:font-weight-complex="normal"/>
    </style:style>
    <style:style style:name="P58" style:family="paragraph" style:parent-style-name="Standard">
      <style:text-properties fo:color="#000000" fo:font-weight="normal" officeooo:rsid="004f973a" officeooo:paragraph-rsid="004f973a" style:font-weight-asian="normal" style:font-weight-complex="normal"/>
    </style:style>
    <style:style style:name="P59" style:family="paragraph" style:parent-style-name="Standard">
      <style:text-properties fo:color="#000000" fo:font-weight="normal" officeooo:rsid="004fea30" officeooo:paragraph-rsid="004fea30" style:font-weight-asian="normal" style:font-weight-complex="normal"/>
    </style:style>
    <style:style style:name="P60" style:family="paragraph" style:parent-style-name="Standard">
      <style:text-properties fo:color="#000000" fo:font-weight="normal" officeooo:rsid="0051142a" officeooo:paragraph-rsid="0051142a" style:font-weight-asian="normal" style:font-weight-complex="normal"/>
    </style:style>
    <style:style style:name="P61" style:family="paragraph" style:parent-style-name="Standard">
      <style:text-properties fo:color="#000000" fo:font-weight="normal" officeooo:rsid="00538301" officeooo:paragraph-rsid="00538301" style:font-weight-asian="normal" style:font-weight-complex="normal"/>
    </style:style>
    <style:style style:name="P62" style:family="paragraph" style:parent-style-name="Standard">
      <style:text-properties fo:color="#000000" fo:font-weight="normal" officeooo:rsid="0053d543" officeooo:paragraph-rsid="0053d543" style:font-weight-asian="normal" style:font-weight-complex="normal"/>
    </style:style>
    <style:style style:name="P63" style:family="paragraph" style:parent-style-name="Standard">
      <style:text-properties fo:color="#000000" fo:font-weight="normal" officeooo:rsid="0055167e" officeooo:paragraph-rsid="0055167e" style:font-weight-asian="normal" style:font-weight-complex="normal"/>
    </style:style>
    <style:style style:name="P64" style:family="paragraph" style:parent-style-name="Standard">
      <style:text-properties fo:color="#000000" fo:font-weight="normal" officeooo:rsid="0056dd0a" officeooo:paragraph-rsid="0056dd0a" style:font-weight-asian="normal" style:font-weight-complex="normal"/>
    </style:style>
    <style:style style:name="P65" style:family="paragraph" style:parent-style-name="Standard">
      <style:text-properties fo:color="#000000" fo:font-weight="normal" officeooo:rsid="005866f5" officeooo:paragraph-rsid="005866f5" style:font-weight-asian="normal" style:font-weight-complex="normal"/>
    </style:style>
    <style:style style:name="P66" style:family="paragraph" style:parent-style-name="Standard">
      <style:text-properties fo:color="#000000" fo:font-weight="normal" officeooo:rsid="0059606f" officeooo:paragraph-rsid="0059606f" style:font-weight-asian="normal" style:font-weight-complex="normal"/>
    </style:style>
    <style:style style:name="P67" style:family="paragraph" style:parent-style-name="Standard">
      <style:text-properties fo:color="#000000" fo:font-weight="normal" officeooo:rsid="005a5bf7" officeooo:paragraph-rsid="005a5bf7" style:font-weight-asian="normal" style:font-weight-complex="normal"/>
    </style:style>
    <style:style style:name="T1" style:family="text">
      <style:text-properties officeooo:rsid="001c4e49"/>
    </style:style>
    <style:style style:name="T2" style:family="text">
      <style:text-properties officeooo:rsid="001c5a2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a2a" style:font-weight-asian="bold" style:font-weight-complex="bold"/>
    </style:style>
    <style:style style:name="T5" style:family="text">
      <style:text-properties fo:font-weight="bold" officeooo:rsid="003f980e" style:font-weight-asian="bold" style:font-weight-complex="bold"/>
    </style:style>
    <style:style style:name="T6" style:family="text">
      <style:text-properties fo:font-weight="bold" officeooo:rsid="004f4d7c" style:font-weight-asian="bold" style:font-weight-complex="bold"/>
    </style:style>
    <style:style style:name="T7" style:family="text">
      <style:text-properties fo:font-weight="bold" officeooo:rsid="0054864d" style:font-weight-asian="bold" style:font-weight-complex="bold"/>
    </style:style>
    <style:style style:name="T8" style:family="text">
      <style:text-properties fo:font-weight="bold" officeooo:rsid="005a3ee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5a2a" style:font-weight-asian="normal" style:font-weight-complex="normal"/>
    </style:style>
    <style:style style:name="T11" style:family="text">
      <style:text-properties fo:color="#2a6099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2a6099" fo:font-weight="bold" officeooo:rsid="001c4e49" style:font-weight-asian="bold" style:font-weight-complex="bold"/>
    </style:style>
    <style:style style:name="T14" style:family="text">
      <style:text-properties fo:color="#2a6099" officeooo:rsid="0053d543"/>
    </style:style>
    <style:style style:name="T15" style:family="text">
      <style:text-properties fo:color="#00a933"/>
    </style:style>
    <style:style style:name="T16" style:family="text">
      <style:text-properties fo:color="#00a933" fo:font-weight="bold" style:font-weight-asian="bold" style:font-weight-complex="bold"/>
    </style:style>
    <style:style style:name="T17" style:family="text">
      <style:text-properties fo:color="#00a933" fo:font-weight="bold" officeooo:rsid="001c5a2a" style:font-weight-asian="bold" style:font-weight-complex="bold"/>
    </style:style>
    <style:style style:name="T18" style:family="text">
      <style:text-properties fo:color="#00a933" fo:font-weight="bold" officeooo:rsid="004f4d7c" style:font-weight-asian="bold" style:font-weight-complex="bold"/>
    </style:style>
    <style:style style:name="T19" style:family="text">
      <style:text-properties fo:color="#00a933" fo:font-weight="bold" officeooo:rsid="0054864d" style:font-weight-asian="bold" style:font-weight-complex="bold"/>
    </style:style>
    <style:style style:name="T20" style:family="text">
      <style:text-properties fo:color="#00a933" fo:font-weight="normal" style:font-weight-asian="normal" style:font-weight-complex="normal"/>
    </style:style>
    <style:style style:name="T21" style:family="text">
      <style:text-properties fo:color="#00a933" officeooo:rsid="001ee7be"/>
    </style:style>
    <style:style style:name="T22" style:family="text">
      <style:text-properties fo:color="#00a933" officeooo:rsid="004f4d7c"/>
    </style:style>
    <style:style style:name="T23" style:family="text">
      <style:text-properties fo:color="#00a933" officeooo:rsid="005866f5"/>
    </style:style>
    <style:style style:name="T24" style:family="text">
      <style:text-properties fo:color="#5983b0"/>
    </style:style>
    <style:style style:name="T25" style:family="text">
      <style:text-properties fo:color="#5983b0" fo:font-weight="bold" style:font-weight-asian="bold" style:font-weight-complex="bold"/>
    </style:style>
    <style:style style:name="T26" style:family="text">
      <style:text-properties fo:color="#5983b0" officeooo:rsid="002021f6"/>
    </style:style>
    <style:style style:name="T27" style:family="text">
      <style:text-properties officeooo:rsid="001dd634"/>
    </style:style>
    <style:style style:name="T28" style:family="text">
      <style:text-properties officeooo:rsid="001ee7be"/>
    </style:style>
    <style:style style:name="T29" style:family="text">
      <style:text-properties officeooo:rsid="002021f6"/>
    </style:style>
    <style:style style:name="T30" style:family="text">
      <style:text-properties fo:color="#3faf46"/>
    </style:style>
    <style:style style:name="T31" style:family="text">
      <style:text-properties fo:color="#ff860d"/>
    </style:style>
    <style:style style:name="T32" style:family="text">
      <style:text-properties fo:color="#ff860d" officeooo:rsid="0022010b"/>
    </style:style>
    <style:style style:name="T33" style:family="text">
      <style:text-properties fo:color="#ff860d" officeooo:rsid="0027e2d2"/>
    </style:style>
    <style:style style:name="T34" style:family="text">
      <style:text-properties officeooo:rsid="0022010b"/>
    </style:style>
    <style:style style:name="T35" style:family="text">
      <style:text-properties fo:color="#3465a4"/>
    </style:style>
    <style:style style:name="T36" style:family="text">
      <style:text-properties fo:color="#3465a4" officeooo:rsid="0027e2d2"/>
    </style:style>
    <style:style style:name="T37" style:family="text">
      <style:text-properties officeooo:rsid="0023c536"/>
    </style:style>
    <style:style style:name="T38" style:family="text">
      <style:text-properties officeooo:rsid="00242ee5"/>
    </style:style>
    <style:style style:name="T39" style:family="text">
      <style:text-properties officeooo:rsid="0027e2d2"/>
    </style:style>
    <style:style style:name="T40" style:family="text">
      <style:text-properties officeooo:rsid="002b1da2"/>
    </style:style>
    <style:style style:name="T41" style:family="text">
      <style:text-properties officeooo:rsid="003219a2"/>
    </style:style>
    <style:style style:name="T42" style:family="text">
      <style:text-properties officeooo:rsid="003367ae"/>
    </style:style>
    <style:style style:name="T43" style:family="text">
      <style:text-properties fo:color="#ff0000"/>
    </style:style>
    <style:style style:name="T44" style:family="text">
      <style:text-properties officeooo:rsid="003d9146"/>
    </style:style>
    <style:style style:name="T45" style:family="text">
      <style:text-properties officeooo:rsid="0041eb1d"/>
    </style:style>
    <style:style style:name="T46" style:family="text">
      <style:text-properties officeooo:rsid="00435e3a"/>
    </style:style>
    <style:style style:name="T47" style:family="text">
      <style:text-properties officeooo:rsid="0044b229"/>
    </style:style>
    <style:style style:name="T48" style:family="text">
      <style:text-properties officeooo:rsid="004cd572"/>
    </style:style>
    <style:style style:name="T49" style:family="text">
      <style:text-properties officeooo:rsid="004f4d7c"/>
    </style:style>
    <style:style style:name="T50" style:family="text">
      <style:text-properties officeooo:rsid="0053d543"/>
    </style:style>
    <style:style style:name="T51" style:family="text">
      <style:text-properties officeooo:rsid="0054864d"/>
    </style:style>
    <style:style style:name="T52" style:family="text">
      <style:text-properties officeooo:rsid="005a3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ópicos que fazem sentido/não fazem sentido extrair da ROSBAG:</text:p>
      <text:p text:style-name="Standard"/>
      <text:p text:style-name="P48">BAG OPEN-PLANNER <text:span text:style-name="T44">Global and local</text:span></text:p>
      <text:p text:style-name="Standard"/>
      <text:p text:style-name="Standard">1- base_waypoints.csv: parecem ser pontos que o planner selecionou para a trajetória, são muitos dados...infinitos parametros... Acho que está mais relacionado ao VISUAL que o Rviz desenha</text:p>
      <text:p text:style-name="Standard">(NÃO PLOTAR)</text:p>
      <text:p text:style-name="Standard"/>
      <text:p text:style-name="Standard">2-behavioR_state.csv: Também relacionado a pontos seguidos pelo carro..mais relacionado ao visual como anterior (NÃO PLOTAR)</text:p>
      <text:p text:style-name="Standard"/>
      <text:p text:style-name="Standard"/>
      <text:p text:style-name="Standard">3- Accel_cmd.csv, brake_cmd.csv <text:s/><text:span text:style-name="T42">e steer_cmd.csv</text:span>= Não manda dados do status satisfatório (NÃO PLOTAR)</text:p>
      <text:p text:style-name="Standard"/>
      <text:p text:style-name="Standard">4- Closest_waypoint.csv = Sem dados que fazem sentido, deve-ser de plotagem dados repetidos (NÃO <text:span text:style-name="T27">PLOTAR</text:span>)</text:p>
      <text:p text:style-name="Standard"/>
      <text:p text:style-name="Standard">5- <text:span text:style-name="T25">Config_ray_ground_filter.csv </text:span>= <text:span text:style-name="T12">Dado</text:span><text:span text:style-name="T13">s importante para comentar no perception</text:span><text:span text:style-name="T1"> mas não para plotar, configuração do velodyne para filtrar os PCD recebidos (NÃO </text:span><text:span text:style-name="T27">PLOTAR</text:span><text:span text:style-name="T1">)</text:span></text:p>
      <text:p text:style-name="Standard"/>
      <text:p text:style-name="P1"><text:span text:style-name="T16">6- </text:span><text:span text:style-name="T17">Current_pose.csv </text:span><text:span text:style-name="T2">= Dados importantes para </text:span><text:span text:style-name="T4">plotar: </text:span><text:span text:style-name="T10">Position.x = quanto o carro anda longitudinalmente. Position.y = Quanto ele “anda” lateralmente</text:span></text:p>
      <text:p text:style-name="P2"><text:span text:style-name="T9">Quanto a variação na orientação, não é interessante plotar x e y, pois é somente o quanto ele está variando nessas posições, talvez </text:span><text:span text:style-name="T3">seja melhor plotar o heading </text:span><text:span text:style-name="T9">que já seria um </text:span><text:span text:style-name="T3">módulo </text:span><text:span text:style-name="T9">dessa variação em x,y quanto a orientação. Mas o dado </text:span><text:span text:style-name="T3">heading </text:span><text:span text:style-name="T9">encontra-se em outro tópico.csv...</text:span><text:span text:style-name="T16">(EXTRAIR)</text:span></text:p>
      <text:p text:style-name="P49"/>
      <text:p text:style-name="P49"/>
      <text:p text:style-name="P3"><text:span text:style-name="T16">7- Current_velocity:</text:span><text:span text:style-name="T9"> Interessante plotar também, é o perfil de velocidade em x <text:s/>e também em orientação ( a velocidade parece ser dada em m/s) : </text:span><text:span text:style-name="T3">plotar linear.x e angular.z</text:span><text:span text:style-name="T9"> , </text:span><text:span text:style-name="T3">também aqui igual no anterior o TEMPO </text:span><text:span text:style-name="T9">é dado em Segundos ao lado do TimeStamp, facilitando o plot.</text:span></text:p>
      <text:p text:style-name="P50"/>
      <text:p text:style-name="P51">8- dynamic_collision_points_rviz: Também é apenas dados do visualizador Rviz (NÃO PLOTAR)</text:p>
      <text:p text:style-name="P51"/>
      <text:p text:style-name="P4"><text:span text:style-name="T20">9 – Estimated_vel.csv e estimate_vel_kmph.csv </text:span><text:span text:style-name="T9">= Legal dá a mesma velocidade linear do tópico 7 porém pode-se obter também em km/h….decidir qual pegar…</text:span></text:p>
      <text:p text:style-name="P5">Obs.: Interessante observar que os dados não estão sincronizados totalmente quando a ROSBAG os coleta….apesar de ser em milésimos de segundos, um tópico iniciou a subscrição 1 ou 2 ou 3 ou 10 milionesimos de segundos depois..então as linhas não estão totalmente sincronizadas...observei isso quando tentei fazer a conversão de m/s para km/h entre estes arquivos e vi que não batia...porém o perfil de velocidade é o mesmo..</text:p>
      <text:p text:style-name="P6">(PLOTAR OPCIONAL = ESCOLHER ENTRE ESSE E O 7)</text:p>
      <text:p text:style-name="P6"/>
      <text:p text:style-name="P11"><text:span text:style-name="T15">10 – </text:span><text:span text:style-name="T21">Estimate_twist.csv</text:span><text:span text:style-name="T28"> = Dá os mesmos dados que a colunar linear.x do tópico current_velocity(7), decidir qual pegar… (PLOTAR OPCIONAL)</text:span></text:p>
      <text:p text:style-name="P11"/>
      <text:p text:style-name="P12"><text:span text:style-name="T24">11 – Filtered_points.</text:span><text:span text:style-name="T26">csv</text:span>: São dados do Velodyne: o quão denso ele está, não sei avaliar isso nem plotar….deve ter algumas ferramentas especifícas… ( OPCIONAL – Achar ferramenta -estudar)</text:p>
      <text:p text:style-name="P12"/>
      <text:p text:style-name="P12">12 – Final_waypoints.<text:span text:style-name="T29">csv</text:span>: Relacionado a visualização no Rviz ( NÃO PLOTAR)</text:p>
      <text:p text:style-name="P12"/>
      <text:p text:style-name="P13"><text:soft-page-break/>13 – Global_waypoints_rviz.csv: Relacionado a visualiçaõ Rviz (NÃO PLOTAR)</text:p>
      <text:p text:style-name="P13"/>
      <text:p text:style-name="P13"><text:span text:style-name="T30">14- imu_raw.csv </text:span>= Dados crus do Imu, são importantes para mostrar a posiçã0/orientação do veiculo e a variação dessa posição/orientação durante a viagem assim como a covariancia da posição e orientação de cada eixo em relação aos demais <text:span text:style-name="T30">(PLOTAR SENÃO TIVER UM OUTRO MELHOR – DATA FUSION DE GPS+IMU+ODOM POR EXEMPLO)</text:span></text:p>
      <text:p text:style-name="P52"/>
      <text:p text:style-name="P13">15 – lane_waypoints_array.csv = Não precisa plotar, dados de visualização do Rviz (NÃO PLOTAR)</text:p>
      <text:p text:style-name="P13"/>
      <text:p text:style-name="P13"><text:span text:style-name="T16">16- Localizer_pose.csv</text:span><text:span text:style-name="T3"> </text:span>= Dados de localização do veiculo durante a viagem em X,Y,Z e Orientação. Estes dados <text:span text:style-name="T15">parecem estarem melhores do que o IMU</text:span>, mais robustos… (PLOTAR)</text:p>
      <text:p text:style-name="P13"/>
      <text:p text:style-name="P13"><text:span text:style-name="T31">17- local_selected_trajectory_rviz.csv</text:span> = Parece ter dados muito importantes da trajetoria local escolhida pelo planner. Porém os dados são infinitos e de complexa interpretação...alem de ter dados de visualização do Rviz (A PRINCIPIO NÃO PLOTAR- ESTUDAR MELHOR CASO HAJA TEMPO)</text:p>
      <text:p text:style-name="P13"/>
      <text:p text:style-name="P13"><text:span text:style-name="T31">18 – local_trajectories.csv </text:span>= Mesmo do anterior dados muito legais porém muito extensos e complexos. Esse arquivo dá a lista de waypoints selecionados a velocidade e direção em que eles devem sera alcançados pelo veículo etc…</text:p>
      <text:p text:style-name="P13"/>
      <text:p text:style-name="P14"><text:span text:style-name="T31">19- local_trajectories_gen_rviz.csv</text:span> = Mesmo dos anteriores...dificil interpretação...</text:p>
      <text:p text:style-name="P13"/>
      <text:p text:style-name="P13"><text:s/><text:span text:style-name="T32">20 – local_trajectory_cost.csv</text:span><text:span text:style-name="T34"> = Não há variação dos dados conforme passa o tempo, além de complexa interpretação…</text:span></text:p>
      <text:p text:style-name="P13"/>
      <text:p text:style-name="P14"><text:span text:style-name="T31">21 – local_weighted_trajectories.</text:span><text:span text:style-name="T33">csv</text:span><text:span text:style-name="T31"> </text:span>= Mesmo do anterior...custo dos waypoints para decisão do algoritmo...dificil interpretação e dados muito extensos</text:p>
      <text:p text:style-name="P14"/>
      <text:p text:style-name="P14"><text:span text:style-name="T35">22 – ndt_pose.</text:span><text:span text:style-name="T36">csv</text:span><text:span text:style-name="T35"> </text:span>= Posição de localização do veiculo ao executar trajetória obtida pelo lidar e ndt_matching...localization….redundante, mesmo que imu retorna…<text:span text:style-name="T35"> ( PLOTAR OPCIONAL)</text:span></text:p>
      <text:p text:style-name="P53"/>
      <text:p text:style-name="P14">23 – ndt_reliability.<text:span text:style-name="T39">csv</text:span> = <text:s/>Relacionado ao tópico anterior, a confiabilidade da posição, margem de erro,etc… ( NÃO PLOTAR)</text:p>
      <text:p text:style-name="P14"/>
      <text:p text:style-name="P14">24 – ndt_stat.<text:span text:style-name="T39">csv</text:span> = Não entendi...o lidar da também velocidade do carro, estima...ruim ( NÃO PLOTAR<text:span text:style-name="T37">)</text:span></text:p>
      <text:p text:style-name="P14"/>
      <text:p text:style-name="P15"><text:span text:style-name="T35">25 – next_target_mark.csv</text:span> = Dá dados legais em position.x e position.y – Retorna os próximos waypoints a serem seguidos pelo carro. (NÃO PLOTAR, debaixo melhor, <text:s/>CONFERIR)</text:p>
      <text:p text:style-name="P15"/>
      <text:p text:style-name="P15"><text:span text:style-name="T15">26 – Next_waypoint_mark.csv </text:span>= Dá os próximos waypoints para o carro seguir do planner. Mais fiel a posição que o carro seguiu do que o anterior (PLOTAR)</text:p>
      <text:p text:style-name="P15"/>
      <text:p text:style-name="P15">27 – Nmea_sentence.csv = Dados do satélite...veio bem complicado para interpretação a nomenclatura de lat e long...( NÃO PLOTAR)</text:p>
      <text:p text:style-name="P15"/>
      <text:p text:style-name="P15">28 – <text:span text:style-name="T38">Node_status.csv = Check-up dos nodes ativos...e qual falhou (NÃO PLOTAR)</text:span></text:p>
      <text:p text:style-name="P15"/>
      <text:p text:style-name="P16"><text:soft-page-break/><text:span text:style-name="T15">29 – Odom.csv </text:span>= Dados da localização(posição/orientação/variação) do carro durante a viagem. Dados estão bem robustos, escolher se plotar esse comparar com outros localization sensors (PLOTAR)</text:p>
      <text:p text:style-name="P16"/>
      <text:p text:style-name="P16">30- Op_actual_Velocity.csv = Velocidade que o OpenPlanner recomenda ao carro para atingir cada waypoint, deve dar para comparar com a velocidade que o carro esteve em cada ponto da viagem (NÃO PLOTAR – REDUNDANTE)</text:p>
      <text:p text:style-name="P16"/>
      <text:p text:style-name="P16"/>
      <text:p text:style-name="P17">31- OP_current_behavior.csv = Medidas de atribuição de custo para cada posição muito especificas...gerada pelo autor do planner, dificil entendimento a olho nu… (NÃO PLOTAR)</text:p>
      <text:p text:style-name="P17"/>
      <text:p text:style-name="P18">32 – OP_Current_global_ids.csv = identidade dos wps e linhas selecionadas (NÃO PLOTAR)</text:p>
      <text:p text:style-name="P18"/>
      <text:p text:style-name="P18">33 – OP_desntinations_rviz.csv = Da<text:span text:style-name="T40">d</text:span>os relacionados a visualização do planner no Rviz (NÃO PLOTAR)</text:p>
      <text:p text:style-name="P18"/>
      <text:p text:style-name="P19">34 - <text:s/>Op_detected_light.csv = Dados relacionados a detecção da luz no semáforo, não mudou durante o tempo, para este teste de veiculo estatico, foi irrelevante (NÃO PLOTAR)</text:p>
      <text:p text:style-name="P19"/>
      <text:p text:style-name="P20">35 – Op_local_selected_trajectory.csv = Dados para visualização no rviz (NÃO PLOTAR)</text:p>
      <text:p text:style-name="P20"/>
      <text:p text:style-name="P20">36- Op_target_velocity_rviz.csv = Idem do anterior (NÃO PLOTAR)</text:p>
      <text:p text:style-name="P20"/>
      <text:p text:style-name="P21">37 – Pmap_Stat.csv = Status do mapa estar disponivel, ok = 1 (NÃO PLOTAR)</text:p>
      <text:p text:style-name="P21"/>
      <text:p text:style-name="P21">38 – Points_Dowsample_info = Pontos tratados e removidos pelo velodyne-processamento, interessante mas sem expertise para plotar ou comentar sobre (NÃO PLOTAR)</text:p>
      <text:p text:style-name="P21"/>
      <text:p text:style-name="P22">39-points_map.csv = Pontos do mapa para desenho da cidade no rviz, especifico formato rviz (NÃO PLOTAR)</text:p>
      <text:p text:style-name="P22"/>
      <text:p text:style-name="P22">40- points_raw.csv = Pontos crus obtidos pelo velodyne, sem expertise para entender o significado dos numeros...( NAO PLOTAR)</text:p>
      <text:p text:style-name="P22"/>
      <text:p text:style-name="P22"><text:span text:style-name="T15">41- Predict_pose.csv </text:span>= Posição do veículo (Possivelmente deve vir do data fusion do odometro+imu+ndt, etc, <text:span text:style-name="T3">TEM que verificar no Rosgraph se esse tópico recebe dados dos outros sensores para ver qual é melhor e mais confiavel plotar de localization, após o data fusion) </text:span>(PLOTAR)</text:p>
      <text:p text:style-name="P22"/>
      <text:p text:style-name="P23">42 -predict_pose_imu.csv = Mesmo do anterior verificado por imu (NAO PLOTAR)</text:p>
      <text:p text:style-name="P23"/>
      <text:p text:style-name="P23">43- predict_pose_imu_odom.csv = Deve ser a diferença entre os dados verificados pelo IMU-ODOM porque não retorna a posição do carro...colunas de 0 ! (NAO PLOTAR)</text:p>
      <text:p text:style-name="P23"/>
      <text:p text:style-name="P23">44- predict_pose_odom.csv= Previsão de onde o carro deverá estar pelo odometro (NÃO PLOTAR, dados de colunas de 0)</text:p>
      <text:p text:style-name="P23"/>
      <text:p text:style-name="P23">45- republish_compressed_parameter_description.csv = Dados do ROS (versão, bibliotecas ativas,etc) não fazem sentido plotar (NÃO PLOTAR)</text:p>
      <text:p text:style-name="P23"/>
      <text:p text:style-name="P23">46 – republish_compressed_parameter_updates.csv = idem anterior (NÃO PLOTAR)</text:p>
      <text:p text:style-name="P23"><text:soft-page-break/></text:p>
      <text:p text:style-name="P24">47 – rosout.csv = Dados interessantes para debug….diz qual nó foi subscrito, qual deu um problema de atraso no meio do caminho, etc...dados do ROS (NÃO PLOTAR)</text:p>
      <text:p text:style-name="P24"/>
      <text:p text:style-name="P24">48 – rosout_agg.csv = idem do anterior (NÃO PLOTAR)</text:p>
      <text:p text:style-name="P24"/>
      <text:p text:style-name="P25">49 – safety_border.csv = Dados do planning de um offset, margem de segurança dado pelos waypoints a serem seguidos (NÃO PLOTAR) <text:span text:style-name="T41">position.x é interessante ver que é semelhante a posiçao do carrro + offset</text:span></text:p>
      <text:p text:style-name="P25"/>
      <text:p text:style-name="P26">50 – search_circle_mark.csv = Dados para visulaização da trajetoria no rviz, talvez de pra plotar position.x que corresponde a posiçao do carro (NAO PLOTAR REDUNDANTE)</text:p>
      <text:p text:style-name="P26"/>
      <text:p text:style-name="P26">51- simulator_camera_node_image_compressed = Dados crus da camera (NAO DA PRA PLOTAR)</text:p>
      <text:p text:style-name="P26"/>
      <text:p text:style-name="P27">52- Tf = Dados das transformadas ocorridads durante a navegação do robo-carro- translacao, rotacao e frames….velodyne-mobility-base-link-map-world (Não da para plotar isso) (NAO PLOTAR)</text:p>
      <text:p text:style-name="P27"/>
      <text:p text:style-name="P27">53- Time_ndt_Matching = Não entendi o que retorna esse localization do velodyne (NAO PLOTAR)</text:p>
      <text:p text:style-name="P27"/>
      <text:p text:style-name="P27">54 – twist_cmd.csv = Esse tópico é dado por alguma parte do planner mas não faz sentido plotar porque isso depois é convertido para velocidade real do robo em m/s…. (NAO PLOTAR)</text:p>
      <text:p text:style-name="P27"/>
      <text:p text:style-name="P27">55 – vector_map_csv_files = Nenhum dos arquivos de tópicos de vector maps traz informação util, plotavel...todas são para entendimento no Rviz (NAO PLOTAR)</text:p>
      <text:p text:style-name="P27"/>
      <text:p text:style-name="P27">56- vehicle_cmd.csv = Nao veio dados infelizmente, queria ver o que era deve ser a conversão de velocidade e comandos de brake, accel no momento em que ocorreram..porem não veio dados (NAO PLOTAR)</text:p>
      <text:p text:style-name="P27"/>
      <text:p text:style-name="P27"/>
      <text:p text:style-name="P7">POR FIM ANALISANDO OS DADOS O QUE VAI SER POSSIVEL PLOTAR SERÁ </text:p>
      <text:p text:style-name="P7"/>
      <text:p text:style-name="P7">- VELOCIDADE: X,Y,ANGULAR</text:p>
      <text:p text:style-name="P7">- POSICAO: X,Y,ORIENTAÇAO</text:p>
      <text:p text:style-name="P7">-TRAJETORIA GERADA PELO PLANNER WAYPOINTS QUE COMBINAM COM A POSIÇÃO QUE O CARRO OCUPOU DURANTE A VIAGEM</text:p>
      <text:p text:style-name="P7"/>
      <text:p text:style-name="P7"/>
      <text:p text:style-name="P7">Somente estes 3 dados….gostaria de alguma informaçao do controle….mas não veio em nenhum tópico….o /control….</text:p>
      <text:p text:style-name="P7"/>
      <text:p text:style-name="P8">Foi bom levantar esse resumo porque para as próximas bags vou extrair somente no maximo uns 10 tópicos e não quase 60!!!</text:p>
      <text:p text:style-name="P8"/>
      <text:p text:style-name="P8"/>
      <text:p text:style-name="P28">BAG – <text:span text:style-name="T44">FREESPACE + LATTICE Local</text:span></text:p>
      <text:p text:style-name="P28"/>
      <text:p text:style-name="P28">1 – current_behavior.csv = Mostra a variação da velocidade angular, porém é estranho a linear fica estável em 100 mesmo desde o começo onde o carro está parado (NÃO PLOTAR, dados estranhos)</text:p>
      <text:p text:style-name="P28"><text:soft-page-break/></text:p>
      <text:p text:style-name="P28"><text:span text:style-name="T15">2- Deviation_of_current_position.csv</text:span> = Mostra o desvio que o carro fez (<text:span text:style-name="T15">Controle não seguiu perfeitamente a trajetória – bom para comparar os softwares APOLLO vs Autoware)</text:span>. (PLOTAR)</text:p>
      <text:p text:style-name="P28"/>
      <text:p text:style-name="P28"><text:span text:style-name="T15">3 – lane_waypoints.csv</text:span> = Contem os waypoints em x e y que podem ser plotados para mostrar a trajetoria executada pelo veiculo (PLOTAR)</text:p>
      <text:p text:style-name="P28"/>
      <text:p text:style-name="P28">4-local_trajectories.csv = Mostra todos waypoints de forma mais detalhada que o anterior (NAO PLOTAR REDUNDANTE + COMPLEXO)</text:p>
      <text:p text:style-name="P28"/>
      <text:p text:style-name="P28"><text:span text:style-name="T15">5- next_Waypoint_mark.csv </text:span>= Plotar este entre os 2 anteriores, mais confiavel (PLOTAR)</text:p>
      <text:p text:style-name="P28"/>
      <text:p text:style-name="P28"><text:span text:style-name="T15">6- obstacle.csv</text:span> = <text:span text:style-name="T3">Muito importante este dado, ele mostra a que distancia o obstáculo está do carro!! </text:span><text:span text:style-name="T5">Pena que o OPNEPLANNER não capturou este tópico mesmo o Detection estando ativado</text:span>….interessante aqui é ver o final das linhas do csv que o carro ficou muito próximo ao obstaculo e colidiu com ele (conforme video da simulação) e aqui confere!<text:span text:style-name="T3"> Porque o carro ficou a 0 distancia do obstaculo nas ultimas linhas…</text:span></text:p>
      <text:p text:style-name="P9">da para fazer plots legais deste dado! (PLOTAR)</text:p>
      <text:p text:style-name="P28"/>
      <text:p text:style-name="P28">7- Obstacle_Waypoint.csv = Numeros interpretativos 1,2 e 3 que não sei o que significa se é advertencia, colidiou, não colidiu...nao da para plotar (NAO PLOTAR)</text:p>
      <text:p text:style-name="P28"/>
      <text:p text:style-name="P28"/>
      <text:p text:style-name="P29">8- semantics_costmap.csv = Apenas arquivo de configuração, como foi setado os parametros do costmap para gerar o mapa de ocupação (NAO PLOTAR)</text:p>
      <text:p text:style-name="P29"/>
      <text:p text:style-name="P30"/>
      <text:p text:style-name="P30">9- semantisc_costmap_generator_occupancy_grid = mostra o mapa de ocupação livre ou não de obstaculos entre ( 0 livre ou 100 ocupado) ….nao da para plotar isso (NAO PLOTAR)</text:p>
      <text:p text:style-name="P30"/>
      <text:p text:style-name="P31">10 – sim_box_pose_ego.csv = Bounding box (caixa em volta do veiculo, margem de segurança) do EGO veiculo, mostra a ocupação desta caixa durante o trajeto...(NAO PLOTAR REDUNDANTE)</text:p>
      <text:p text:style-name="P31"/>
      <text:p text:style-name="P32">11- Stopline_waypoint.csv = Nenhuma informação mudou ou util de interpretação (NAO PLOTAR)</text:p>
      <text:p text:style-name="P32"/>
      <text:p text:style-name="P32">12 – Twist_cmd.csv = Novamente a vel linear não mudou somente a angular (NAO PLOTAR DADOS RUINS)</text:p>
      <text:p text:style-name="P32"/>
      <text:p text:style-name="P32"><text:span text:style-name="T11">13- Twist_filter_lateral_accel.csv</text:span> = Mostra a aceleração lateral requerida pelo planner <text:span text:style-name="T11">(OPCIONAL PLOTAR)</text:span></text:p>
      <text:p text:style-name="P54"/>
      <text:p text:style-name="P32"><text:span text:style-name="T11">14 – Twist_filter_lateral_jerk.csv = </text:span>Demonstra o quando o veículo deslocou erradamente, “vibrou”, “soquinhos do carro” (OPCIONAL PLOTAR)</text:p>
      <text:p text:style-name="P32"/>
      <text:p text:style-name="P32"/>
      <text:p text:style-name="P32"><text:span text:style-name="T35">15 – Twist_Filter_result_latteral_accele e lateral_jerk.csv </text:span>= Resultado final dos tópicos anteriores. Dados finais (OPCIONAL PLOTAR)</text:p>
      <text:p text:style-name="P32"/>
      <text:p text:style-name="P32">16 – Twist_raw.csv = Mesmo do 12 (NAO PLOTAR)</text:p>
      <text:p text:style-name="P32"/>
      <text:p text:style-name="P10">17 – vehicle_cmd.csv = Interessante ver aqui, são os comandos finais enviados ao carro e o planner lattice realmente setou uma velocidade fixa para o carro seguir o local planning, o que <text:soft-page-break/>faz com que ele nunca pare….um dos motivos pelo qual ele perde o controle e ou desvia do carro mas para em outro lugar nunca parando no destino final ou colide enquanto gira para desviar e seguir algum waypoint, porque ele nunca para em x….assim quando gira em z também se descontrola… (<text:span text:style-name="T43">NAO PLOTAR MAS INTERPRETAR)</text:span></text:p>
      <text:p text:style-name="P32"/>
      <text:p text:style-name="P32"/>
      <text:p text:style-name="P33"><text:span text:style-name="T15">18 – imu_raw.csv</text:span> = Interessante ver aqui a mudança na orientação do veiculo, muito maior que o do outro planner, porque ele girou muito ao final para seguir waypoint, descontrolado...( PLOTAR)</text:p>
      <text:p text:style-name="P32"/>
      <text:p text:style-name="P32"/>
      <text:p text:style-name="P32"/>
      <text:p text:style-name="P34">BAG – FREESPACE + ASTAR LOCAL</text:p>
      <text:p text:style-name="P34"/>
      <text:p text:style-name="P34"/>
      <text:p text:style-name="P35"><text:span text:style-name="T11">1- <text:s/>Behavior_state.csv </text:span>= Tem la os dados da posição em x e y...interessante para plotar e tem também um dado legal que diz se o carro esta indo para frente (forward) ou está parando….field.text (Talvez PLOTAR)</text:p>
      <text:p text:style-name="P35"/>
      <text:p text:style-name="P36">2- Detected_polygons = Veio vazio só com o TimeStamp, mas também deve ser apenas dados para visualização (NÃO PLOTAR)</text:p>
      <text:p text:style-name="P36"/>
      <text:p text:style-name="P36">3- Detection_range.csv = Infinitos pontos em x,y e z que atribuem valores conforme o carro se aproxima ou se distancia do obstaculo, porém são dados para formato de plot no rviz… (NAO PLOTAR)</text:p>
      <text:p text:style-name="P36"/>
      <text:p text:style-name="P36">4- <text:span text:style-name="T45">Final_waypoints.csv = Dados imensos e complexos de todos waypoints em x,y e z finais escolhidos pelo planner para o carro percorrer, dificil entendimento para plotar (NAO PLOTAR)</text:span></text:p>
      <text:p text:style-name="P36"/>
      <text:p text:style-name="P37">5- Global_Waypoints_mark.csv = Idem do anterior, mais para visualização do rviz (NAO PLOTAR)</text:p>
      <text:p text:style-name="P37"/>
      <text:p text:style-name="P37">6- <text:span text:style-name="T46">Lane_waypoints.csv = Idem dos anteriores (NAO PLOTAR)</text:span></text:p>
      <text:p text:style-name="P37"/>
      <text:p text:style-name="P38"><text:span text:style-name="T11">7 – local_trajectories.csv</text:span> = Dados importantes dos waypoints escolhidos pelo local planner em <text:span text:style-name="T3">field.markers0.points0.x e .y,. </text:span>Porém dados dificeis e muitos para saber se plotar ou não (PLOTAR OPCIONAL) <text:span text:style-name="T47">melhor plotar o next_waypoint_mark abaixo que não tem diversas colunas...+robusto</text:span></text:p>
      <text:p text:style-name="P38"/>
      <text:p text:style-name="P39">8-<text:span text:style-name="T15">Next_waypoint_mark.csv</text:span> = Tem os próximos waypoints escolhidos pelo planner para o carro seguir em todas posições e orientações (PLOTAR)</text:p>
      <text:p text:style-name="P39"/>
      <text:p text:style-name="P40">9- Spline.csv = Dificil entender exatamente a que momento se refere, deve-ser + para desenho do planner no rviz (NAO PLOTAR) ou entender exatamente para plotar...</text:p>
      <text:p text:style-name="P40"/>
      <text:p text:style-name="P40">10- State.csv = Parece se referir ao estado do carro em vel do formato twist, mas não da para afirmar veio sem cabeçalho especifico como o tópico anterior (NAO PLOTAR)</text:p>
      <text:p text:style-name="P40"/>
      <text:p text:style-name="P41">11- Temporal_Waypoints = Dados de todos waypoints do planner, complexo entendimento e de plotar (NAO PLOTAR)</text:p>
      <text:p text:style-name="P43">12- Trajectory_Circle_mark.csv = Idem do anterior, mais para desenho no rviz (NAO PLOTAR)</text:p>
      <text:p text:style-name="P43"/>
      <text:p text:style-name="P43"/>
      <text:p text:style-name="P44">Assim como na bag anterior os tópicos repetidos não foram descritos novamente aqui mas não significa que não existem nessa bag. Eles tambem existem e devem ser plotados. É que cada bag de <text:soft-page-break/>cada planner contém tópicos diferentes que geraram csv diferentes e portanto precisaram ser abertos para ser visualizados, entendidos e aqui descritos acima…</text:p>
      <text:p text:style-name="P44"/>
      <text:p text:style-name="P45">Ainda fica valendo a mesma coisa...mesmos dados para serem plotados basicamente:</text:p>
      <text:p text:style-name="P45"/>
      <text:p text:style-name="P45">- Trajetoria: Desenho dos waypoints selecionados pelo path global e/ou local (ver quais disponiveis estão) e ai compara-los pelos dados de tópicos iguais.</text:p>
      <text:p text:style-name="P45"/>
      <text:p text:style-name="P46">-Posição/Orientação: Escolher melhor tópico, mais robusto com os dados de orientação e posição para ser plotados</text:p>
      <text:p text:style-name="P46"/>
      <text:p text:style-name="P46">- Velocidade: Escolher melhor dos tópicos que retorna a velocidade real em m/s ou km/h mas <text:span text:style-name="T3">não escolher os twist topics que apresentam outro tipo de velocidade</text:span></text:p>
      <text:p text:style-name="P55"/>
      <text:p text:style-name="P46">-Distancia do Obstaculo: Alguns planners (ou somente 1) informa a distancia que o veiculo esta do obstaculo durante o percurso. Possivel plotar mas não comparar com os outros...</text:p>
      <text:p text:style-name="P42"/>
      <text:p text:style-name="P41">- <text:span text:style-name="T48">Desvio Distancia: 2 planners retornaram os dados de quanto o carro desvio da trajetoria que deveria ser realizada. O Open planner não recebeu estes dados</text:span></text:p>
      <text:p text:style-name="P41"/>
      <text:p text:style-name="P41">-<text:span text:style-name="T48">Desvio de aceleração lateral/vibração: OS 2 ultimos planners contem estes dados, o Open Planner não.</text:span></text:p>
      <text:p text:style-name="P41"/>
      <text:p text:style-name="P41">- <text:span text:style-name="T48">Predict-Pose: Este tópico mostra onde o carro deverá/deveria estar em posição/orientação. Talvez plotar</text:span></text:p>
      <text:p text:style-name="P41"/>
      <text:p text:style-name="P41">- <text:span text:style-name="T48">Velodyne/Filters: Dados referentes ao sensor enquanto carro anda...Ver como plotar isso se tem ferramenta online.</text:span></text:p>
      <text:p text:style-name="P41"/>
      <text:p text:style-name="P40"/>
      <text:p text:style-name="P40"/>
      <text:p text:style-name="P47"><text:line-break/><text:span text:style-name="T3">APOLLO TOPICS</text:span></text:p>
      <text:p text:style-name="P56"/>
      <text:p text:style-name="P47">PUBLIC_ROAD PLANNER:</text:p>
      <text:p text:style-name="P47"/>
      <text:p text:style-name="P47">1- <text:span text:style-name="T18">chassis.csv</text:span><text:span text:style-name="T6"> </text:span><text:span text:style-name="T49">= Unico dado que é passivel de plotar para comparar com Autoware é o </text:span><text:span text:style-name="T22">Heading </text:span><text:span text:style-name="T49">porém também parece ser dado em outro formato...os demais: RPM, steering percentage, brake percentage e throtle percentage apenas da para comparar com o outro planner do Apollo, o Lattice. (PLOTAR)</text:span></text:p>
      <text:p text:style-name="P47"/>
      <text:p text:style-name="P58"><text:span text:style-name="T15">2- Control.csv = current_speed</text:span>, accel, et dados de velocidade passiveis de plotar. Tem também as posições do Path, porém o Path não parece mudar muito os valores, não sei que medida está dado...são muitos números...(PLOTAR)</text:p>
      <text:p text:style-name="P58"/>
      <text:p text:style-name="P58">3- Corrected_imu = dado de Heading novamente e de ângulos de Euler. Não sei se os angulos de Euler vale a pena plotar (NAO PLOTAR)</text:p>
      <text:p text:style-name="P58"/>
      <text:p text:style-name="P59">4- Dreamview_hmi_static = Apenas dados dos módulos que estão ativos, inativos e quais deram erros durante execução da simulação (NAO PLOTAR)</text:p>
      <text:p text:style-name="P59"/>
      <text:p text:style-name="P60"><text:soft-page-break/>5- Guardian = Nao sei do que se trata, imagino que um sistema de redundancia ou segurança para dar comandos ao carro, porem as informações foram constantes, não houve alteracao durante a viagem (NAO PLOTAR)</text:p>
      <text:p text:style-name="P59"/>
      <text:p text:style-name="P61"><text:span text:style-name="T16">6- Localization.csv </text:span>= Possivelmente o melhor arquivo csvm contem dados robustos da posição em x,y,z e velocidade x,y,z do carro durante o percurso, assim como heading, orientação, aceleração, measurement time. ESCOLHER DESTE CSV o plot dos perfis de <text:span text:style-name="T3">posição e velocidade,etc (PLOTAR)</text:span></text:p>
      <text:p text:style-name="P61"><text:span text:style-name="T3"/></text:p>
      <text:p text:style-name="P61">7- Localization_Status.csv <text:s/>= Não parece ter ocorrido sensor fusion pelo status do localization, não tem info para plotar, info constante… (NAO PLOTAR)</text:p>
      <text:p text:style-name="P61"/>
      <text:p text:style-name="P61">8- Monitor.csv = Informa o status de cada módulo ( no caso mostrou que o localization teve um erro de atraso na transformada...etc)….(NAO PLOTAR)</text:p>
      <text:p text:style-name="P61"/>
      <text:p text:style-name="P61"><text:span text:style-name="T11">9- </text:span><text:span text:style-name="T14">Odom.csv </text:span><text:span text:style-name="T50">= Muito semelhante aos dados que o arquivo Localization.csv retorna….posição, velocidade, etc...pelo menos os dados são equivalentes...o que mostra que tá certo (PLOTAR ESSE OU LOCALIZATION)</text:span></text:p>
      <text:p text:style-name="P61"/>
      <text:p text:style-name="P62"><text:span text:style-name="T16">10- </text:span><text:span text:style-name="T19">Planning.csv</text:span><text:span text:style-name="T7"> </text:span><text:span text:style-name="T51">= Contem todas informações do Localization e Odom, da posição que o path seguiu (x,y,z) , da velocidade (xy,z) e tem a </text:span><text:span text:style-name="T7">velocidade do veiculo em mps, provavelmente é o modulo da velocidade x e y. <text:s/></text:span><text:span text:style-name="T51">Tambem tem os dados de acel, brake, Engine(RPM), orientação, heading, status da marcha, etc.</text:span><text:span text:style-name="T7"> Interessante que tem dados de Total_Path_Legth e de Total_Path_Time,</text:span><text:span text:style-name="T51"> porém não entendi ainda a variação disso conforme anda a simulação….o path vai caindo, ok da para entender que o carro vai percorrendo ele e por isso diminui,porem o tempo reduz e depois se mantem constante e não chega a 0….seria o tempo para completar o path na minha opiniao mas é duvidoso... (PLOTAR)</text:span></text:p>
      <text:p text:style-name="P62"/>
      <text:p text:style-name="P63">11- Prediction_Obstacle.csv = Super interessante mostra a posição que o veiculo ocupa nas coordenadas do mapa (x,y,z) que se manteve constante em toda simulação. O tipo do obstaculo (carro, <text:span text:style-name="T3">caminhao, </text:span>ou pedestre,etc). A velocidade, aceleraçaõ e próxima posiçao que ele possivelmente ira ocupar. Não da para plotar mas interessante mostrar e comentar na apresentação (NAO PLOTAR)</text:p>
      <text:p text:style-name="P63"/>
      <text:p text:style-name="P64"><text:span text:style-name="T15">12- Raw_Imu.</text:span><text:span text:style-name="T23">csv</text:span> = Retorna dados da variação da aceleração linear e angular. Bem interessante (PLOTAR).</text:p>
      <text:p text:style-name="P64"/>
      <text:p text:style-name="P65">13- Routing.csv = Retorna apenas informações da Rota, objetivo final, identidade da faixa, etc...(NAO PLOTAR)</text:p>
      <text:p text:style-name="P65"/>
      <text:p text:style-name="P66">14- System_Status.csv = Apenas monitoramento dos módulos e interface com usuario (Dreamview), anda para plotar (NAO PLOTAR)</text:p>
      <text:p text:style-name="P66"/>
      <text:p text:style-name="P66">15- <text:span text:style-name="T52">Traffic_Light.csv = Informação do semáforo, se foi reconhecido, presente na simulação ou não, interessante para comparar o módulo de </text:span><text:span text:style-name="T8">Percepção </text:span><text:span text:style-name="T52">entre Autoware e Apollo. Porém não é nada plotavel (NAO PLOTAR)</text:span></text:p>
      <text:p text:style-name="P66"/>
      <text:p text:style-name="P67">16 – Velodyne.csv = Retorna informação muito similar ao do Prediction_Obstacle.csv….retorna onde está o obstaculo (posiçao,orientaçao) e qual seu tipo (no caso caminhao) (NAO PLOTAR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8:56:31.659672836</meta:creation-date>
    <dc:date>2021-10-01T19:17:30.746009263</dc:date>
    <meta:editing-duration>PT5H22M54S</meta:editing-duration>
    <meta:editing-cycles>63</meta:editing-cycles>
    <meta:generator>LibreOffice/6.4.7.2$Linux_X86_64 LibreOffice_project/40$Build-2</meta:generator>
    <meta:document-statistic meta:table-count="0" meta:image-count="0" meta:object-count="0" meta:page-count="8" meta:paragraph-count="129" meta:word-count="2928" meta:character-count="19396" meta:non-whitespace-character-count="16539"/>
  </office:meta>
</office:document-meta>
</file>